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sul" svg:font-family="Asu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sul" officeooo:paragraph-rsid="0019e2bc"/>
    </style:style>
    <style:style style:name="P2" style:family="paragraph" style:parent-style-name="Standard">
      <style:text-properties style:font-name="Asul" fo:font-weight="bold" officeooo:paragraph-rsid="001dfae9" style:font-weight-asian="bold" style:font-weight-complex="bold"/>
    </style:style>
    <style:style style:name="P3" style:family="paragraph" style:parent-style-name="Standard">
      <style:text-properties style:font-name="Asul" fo:font-weight="bold" officeooo:paragraph-rsid="001f355e" style:font-weight-asian="bold" style:font-weight-complex="bold"/>
    </style:style>
    <style:style style:name="P4" style:family="paragraph" style:parent-style-name="Standard">
      <style:text-properties style:font-name="Asul" fo:font-weight="bold" officeooo:paragraph-rsid="0020b556" style:font-weight-asian="bold" style:font-weight-complex="bold"/>
    </style:style>
    <style:style style:name="P5" style:family="paragraph" style:parent-style-name="Standard">
      <style:text-properties style:font-name="Asul" fo:font-weight="bold" officeooo:paragraph-rsid="0021d117" style:font-weight-asian="bold" style:font-weight-complex="bold"/>
    </style:style>
    <style:style style:name="P6" style:family="paragraph" style:parent-style-name="Standard">
      <style:text-properties style:font-name="Asul" fo:font-weight="bold" officeooo:paragraph-rsid="00239954" style:font-weight-asian="bold" style:font-weight-complex="bold"/>
    </style:style>
    <style:style style:name="P7" style:family="paragraph" style:parent-style-name="Standard">
      <style:paragraph-properties fo:text-align="end" style:justify-single-word="false"/>
      <style:text-properties style:font-name="Asul" fo:font-size="24pt" fo:font-weight="bold" officeooo:paragraph-rsid="0019e2bc" style:font-size-asian="24pt" style:font-weight-asian="bold" style:font-size-complex="24pt" style:font-weight-complex="bold"/>
    </style:style>
    <style:style style:name="P8" style:family="paragraph" style:parent-style-name="Standard">
      <style:paragraph-properties fo:text-align="end" style:justify-single-word="false"/>
      <style:text-properties style:font-name="Asul" fo:font-size="16pt" fo:font-weight="bold" officeooo:paragraph-rsid="0019e2bc" style:font-size-asian="16pt" style:font-weight-asian="bold" style:font-size-complex="16pt" style:font-weight-complex="bold"/>
    </style:style>
    <style:style style:name="P9" style:family="paragraph" style:parent-style-name="Standard">
      <style:text-properties style:font-name="Asul" officeooo:paragraph-rsid="001ba21e"/>
    </style:style>
    <style:style style:name="P10" style:family="paragraph" style:parent-style-name="Standard">
      <style:text-properties style:font-name="Asul" officeooo:paragraph-rsid="001bf39e"/>
    </style:style>
    <style:style style:name="P11" style:family="paragraph" style:parent-style-name="Standard">
      <style:text-properties style:font-name="Asul" officeooo:paragraph-rsid="001d9edb"/>
    </style:style>
    <style:style style:name="P12" style:family="paragraph" style:parent-style-name="Standard">
      <style:text-properties style:font-name="Asul" officeooo:paragraph-rsid="0034fa4f"/>
    </style:style>
    <style:style style:name="P13" style:family="paragraph" style:parent-style-name="Standard">
      <style:paragraph-properties fo:break-before="page"/>
      <style:text-properties style:font-name="Asul" fo:font-weight="bold" officeooo:paragraph-rsid="0021d117" style:font-weight-asian="bold" style:font-weight-complex="bold"/>
    </style:style>
    <style:style style:name="T1" style:family="text">
      <style:text-properties officeooo:rsid="0019e2bc"/>
    </style:style>
    <style:style style:name="T2" style:family="text">
      <style:text-properties officeooo:rsid="001ba21e"/>
    </style:style>
    <style:style style:name="T3" style:family="text">
      <style:text-properties officeooo:rsid="001bf39e"/>
    </style:style>
    <style:style style:name="T4" style:family="text">
      <style:text-properties officeooo:rsid="001d9edb"/>
    </style:style>
    <style:style style:name="T5" style:family="text">
      <style:text-properties officeooo:rsid="001dfae9"/>
    </style:style>
    <style:style style:name="T6" style:family="text">
      <style:text-properties fo:font-weight="normal" officeooo:rsid="001dfae9" style:font-weight-asian="normal" style:font-weight-complex="normal"/>
    </style:style>
    <style:style style:name="T7" style:family="text">
      <style:text-properties fo:font-weight="normal" officeooo:rsid="001f355e" style:font-weight-asian="normal" style:font-weight-complex="normal"/>
    </style:style>
    <style:style style:name="T8" style:family="text">
      <style:text-properties fo:font-weight="normal" officeooo:rsid="0020b556" style:font-weight-asian="normal" style:font-weight-complex="normal"/>
    </style:style>
    <style:style style:name="T9" style:family="text">
      <style:text-properties fo:font-weight="normal" officeooo:rsid="0020dd1e" style:font-weight-asian="normal" style:font-weight-complex="normal"/>
    </style:style>
    <style:style style:name="T10" style:family="text">
      <style:text-properties fo:font-weight="normal" officeooo:rsid="0021d117" style:font-weight-asian="normal" style:font-weight-complex="normal"/>
    </style:style>
    <style:style style:name="T11" style:family="text">
      <style:text-properties fo:font-weight="normal" officeooo:rsid="00239954" style:font-weight-asian="normal" style:font-weight-complex="normal"/>
    </style:style>
    <style:style style:name="T12" style:family="text">
      <style:text-properties fo:font-weight="normal" officeooo:rsid="0023d2ed" style:font-weight-asian="normal" style:font-weight-complex="normal"/>
    </style:style>
    <style:style style:name="T13" style:family="text">
      <style:text-properties fo:font-weight="normal" officeooo:rsid="00246c89" style:font-weight-asian="normal" style:font-weight-complex="normal"/>
    </style:style>
    <style:style style:name="T14" style:family="text">
      <style:text-properties fo:font-weight="normal" officeooo:rsid="0026158d" style:font-weight-asian="normal" style:font-weight-complex="normal"/>
    </style:style>
    <style:style style:name="T15" style:family="text">
      <style:text-properties fo:font-weight="normal" officeooo:rsid="0026fe97" style:font-weight-asian="normal" style:font-weight-complex="normal"/>
    </style:style>
    <style:style style:name="T16" style:family="text">
      <style:text-properties fo:font-weight="normal" officeooo:rsid="00277324" style:font-weight-asian="normal" style:font-weight-complex="normal"/>
    </style:style>
    <style:style style:name="T17" style:family="text">
      <style:text-properties fo:font-weight="normal" officeooo:rsid="002809ff" style:font-weight-asian="normal" style:font-weight-complex="normal"/>
    </style:style>
    <style:style style:name="T18" style:family="text">
      <style:text-properties fo:font-weight="normal" officeooo:rsid="00288006" style:font-weight-asian="normal" style:font-weight-complex="normal"/>
    </style:style>
    <style:style style:name="T19" style:family="text">
      <style:text-properties fo:font-weight="normal" officeooo:rsid="002a52b3" style:font-weight-asian="normal" style:font-weight-complex="normal"/>
    </style:style>
    <style:style style:name="T20" style:family="text">
      <style:text-properties fo:font-weight="normal" officeooo:rsid="002d84f9" style:font-weight-asian="normal" style:font-weight-complex="normal"/>
    </style:style>
    <style:style style:name="T21" style:family="text">
      <style:text-properties fo:font-weight="normal" officeooo:rsid="002e2800" style:font-weight-asian="normal" style:font-weight-complex="normal"/>
    </style:style>
    <style:style style:name="T22" style:family="text">
      <style:text-properties fo:font-weight="normal" officeooo:rsid="002fb748" style:font-weight-asian="normal" style:font-weight-complex="normal"/>
    </style:style>
    <style:style style:name="T23" style:family="text">
      <style:text-properties fo:font-weight="normal" officeooo:rsid="003491bf" style:font-weight-asian="normal" style:font-weight-complex="normal"/>
    </style:style>
    <style:style style:name="T24" style:family="text">
      <style:text-properties fo:font-weight="normal" officeooo:rsid="0034bf0f" style:font-weight-asian="normal" style:font-weight-complex="normal"/>
    </style:style>
    <style:style style:name="T25" style:family="text">
      <style:text-properties fo:font-weight="normal" officeooo:rsid="0034de62" style:font-weight-asian="normal" style:font-weight-complex="normal"/>
    </style:style>
    <style:style style:name="T26" style:family="text">
      <style:text-properties officeooo:rsid="0021d117"/>
    </style:style>
    <style:style style:name="T27" style:family="text">
      <style:text-properties officeooo:rsid="0034fa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hift</text:span></text:p>
      <text:p text:style-name="P8"><text:span text:style-name="T1">Ideas and Notes</text:span></text:p>
      <text:p text:style-name="P1"><text:span text:style-name="T1"/></text:p>
      <text:p text:style-name="P2"><text:span text:style-name="T5">Gameplay</text:span></text:p>
      <text:p text:style-name="P9"><text:span text:style-name="T2">Four planes of exist</text:span><text:span text:style-name="T3">e</text:span><text:span text:style-name="T2">nce to switch between (what kind?)</text:span></text:p>
      <text:p text:style-name="P10"><text:span text:style-name="T3">Each plane has a limited amount of time to be in (once the time runs out completely, players cannot re-enter)</text:span></text:p>
      <text:p text:style-name="P10"><text:span text:style-name="T3">Time will never recover in these planes</text:span></text:p>
      <text:p text:style-name="P10"><text:span text:style-name="T3">When switching planes, time will cease while the player selects the plane to switch to (in multiplayer, this will be limited to a few seconds for selection)</text:span></text:p>
      <text:p text:style-name="P10"><text:span text:style-name="T27">Player has a sword and a firearm</text:span></text:p>
      <text:p text:style-name="P10"><text:span text:style-name="T3"/></text:p>
      <text:p text:style-name="P2"><text:span text:style-name="T5">Mechanics</text:span></text:p>
      <text:p text:style-name="P10"><text:span text:style-name="T3">Area Bombs will exist</text:span></text:p>
      <text:p text:style-name="P11"><text:span text:style-name="T4">High-score based goal</text:span></text:p>
      <text:p text:style-name="P12"><text:span text:style-name="T27">Upgrades for the firearm and sword</text:span></text:p>
      <text:p text:style-name="P11"><text:span text:style-name="T4"/></text:p>
      <text:p text:style-name="P2"><text:span text:style-name="T5">Development</text:span></text:p>
      <text:p text:style-name="P2"><text:span text:style-name="T6">Platforms: Xbox LIVE Indie Games, Linux, Windows, Pandora, and OUYA</text:span></text:p>
      <text:p text:style-name="P2"><text:span text:style-name="T6">Need to create a tool to process content files for the different platforms once it's released on one of them (most likely it will be on XBLIG first, followed by Linux and Windows, with Pandora and OUYA not too far behind)</text:span></text:p>
      <text:p text:style-name="P3"><text:span text:style-name="T7">All builds should be available from the first day of development</text:span></text:p>
      <text:p text:style-name="P3"><text:span text:style-name="T7">Issues and requests should be handled via GitHub (maybe mirror i</text:span><text:span text:style-name="T8">t</text:span><text:span text:style-name="T7"> somewhere?)</text:span></text:p>
      <text:p text:style-name="P4"><text:span text:style-name="T8">Completely Open Source; an option to pay for the game should be made available, </text:span><text:span text:style-name="T9">perhaps in the game under a sub-menu so it doesn't bother players</text:span><text:span text:style-name="T8">.</text:span></text:p>
      <text:p text:style-name="P5"><text:span text:style-name="T10"/></text:p>
      <text:p text:style-name="P13"><text:span text:style-name="T10"/></text:p>
      <text:p text:style-name="P5"><text:span text:style-name="T26">Release Schedule</text:span></text:p>
      <text:p text:style-name="P5"><text:span text:style-name="T10">Aim for December 2013 release </text:span><text:span text:style-name="T25">(It will probably take twice as long as these very optimistic times display)</text:span></text:p>
      <text:p text:style-name="P5"><text:span text:style-name="T14">One</text:span><text:span text:style-name="T10"> week of pre-production and planning (September)</text:span></text:p>
      <text:p text:style-name="P5"><text:span text:style-name="T10"><text:tab/></text:span><text:span text:style-name="T15">GDD</text:span></text:p>
      <text:p text:style-name="P5"><text:span text:style-name="T15"><text:tab/></text:span><text:span text:style-name="T16">S</text:span><text:span text:style-name="T15">chedule</text:span></text:p>
      <text:p text:style-name="P5"><text:span text:style-name="T15"><text:tab/></text:span><text:span text:style-name="T16">Marketing </text:span><text:span text:style-name="T17">and distribution</text:span></text:p>
      <text:p text:style-name="P6"><text:span text:style-name="T14">Two</text:span><text:span text:style-name="T11"> week</text:span><text:span text:style-name="T14">s</text:span><text:span text:style-name="T11"> for tooling (September)</text:span></text:p>
      <text:p text:style-name="P6"><text:span text:style-name="T11"><text:tab/></text:span><text:span text:style-name="T14">Level Editor<text:tab/><text:tab/><text:tab/><text:tab/><text:tab/><text:tab/></text:span><text:span text:style-name="T18">(Four days)</text:span></text:p>
      <text:p text:style-name="P6"><text:span text:style-name="T14"><text:tab/>Blender Exporter<text:tab/><text:tab/><text:tab/><text:tab/><text:tab/></text:span><text:span text:style-name="T18">(Two days)</text:span></text:p>
      <text:p text:style-name="P6"><text:span text:style-name="T14"><text:tab/>Flat file system<text:tab/><text:tab/><text:tab/><text:tab/><text:tab/></text:span><text:span text:style-name="T18">(Three days)</text:span></text:p>
      <text:p text:style-name="P6"><text:span text:style-name="T12"><text:tab/></text:span><text:span text:style-name="T14">Loading assets without the content pipeline<text:tab/></text:span><text:span text:style-name="T18">(Five days)</text:span></text:p>
      <text:p text:style-name="P5"><text:span text:style-name="T10">One week in Prototype (September)</text:span></text:p>
      <text:p text:style-name="P5"><text:span text:style-name="T10"><text:tab/></text:span><text:span text:style-name="T13">Plane switching<text:tab/>(Three days)</text:span></text:p>
      <text:p text:style-name="P5"><text:span text:style-name="T13"><text:tab/>Time mechanic<text:tab/>(Two days)</text:span></text:p>
      <text:p text:style-name="P5"><text:span text:style-name="T13"><text:tab/>Add some enemies<text:tab/>(Two days)</text:span></text:p>
      <text:p text:style-name="P5"><text:span text:style-name="T10">T</text:span><text:span text:style-name="T22">hree </text:span><text:span text:style-name="T10">weeks in Alpha (October)</text:span></text:p>
      <text:p text:style-name="P5"><text:span text:style-name="T10"><text:tab/></text:span><text:span text:style-name="T19">Deferred Renderer<text:tab/><text:tab/></text:span><text:span text:style-name="T22">(Four days)</text:span></text:p>
      <text:p text:style-name="P5"><text:span text:style-name="T19"><text:tab/></text:span><text:span text:style-name="T20">Input<text:tab/><text:tab/><text:tab/><text:tab/></text:span><text:span text:style-name="T22">(Two days)</text:span></text:p>
      <text:p text:style-name="P5"><text:span text:style-name="T20"><text:tab/></text:span><text:span text:style-name="T21">Enemy AI<text:tab/><text:tab/><text:tab/></text:span><text:span text:style-name="T22">(Five days)</text:span></text:p>
      <text:p text:style-name="P5"><text:span text:style-name="T19"><text:tab/></text:span><text:span text:style-name="T20">Collision Detection<text:tab/><text:tab/></text:span><text:span text:style-name="T22">(Three days)</text:span></text:p>
      <text:p text:style-name="P5"><text:span text:style-name="T19"><text:tab/>Skeletal Animation<text:tab/><text:tab/></text:span><text:span text:style-name="T22">(Two days)</text:span></text:p>
      <text:p text:style-name="P5"><text:span text:style-name="T10"><text:tab/></text:span><text:span text:style-name="T19">Networked Multiplayer<text:tab/></text:span><text:span text:style-name="T22">(Five days)</text:span></text:p>
      <text:p text:style-name="P5"><text:span text:style-name="T10">Four weeks in Beta (October-November</text:span></text:p>
      <text:p text:style-name="P5"><text:span text:style-name="T10"><text:tab/></text:span><text:span text:style-name="T23">Fix bugs </text:span><text:span text:style-name="T24">and improve performance</text:span></text:p>
      <text:p text:style-name="P5"><text:span text:style-name="T10">Three weeks in Gold (November-December)</text:span></text:p>
      <text:p text:style-name="P5"><text:span text:style-name="T10"><text:tab/></text:span><text:span text:style-name="T24">Polish content and improve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sul" svg:font-family="Asu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art Cassidy</meta:initial-creator>
    <meta:creation-date>2013-08-30T12:05:34</meta:creation-date>
    <dc:date>2013-08-30T13:10:19</dc:date>
    <dc:creator>Stuart Cassidy</dc:creator>
    <meta:editing-duration>PT58M56S</meta:editing-duration>
    <meta:editing-cycles>30</meta:editing-cycles>
    <meta:generator>LibreOffice/4.0.2.2$Linux_X86_64 LibreOffice_project/400m0$Build-2</meta:generator>
    <meta:document-statistic meta:table-count="0" meta:image-count="0" meta:object-count="0" meta:page-count="2" meta:paragraph-count="44" meta:word-count="314" meta:character-count="1953" meta:non-whitespace-character-count="1644"/>
  </office:meta>
</office:document-meta>
</file>